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81">
      <style:graphic-properties draw:fill="bitmap" draw:fill-image-name="a480" style:repeat="stretch" draw:stroke="solid" svg:stroke-width="0.01389in" svg:stroke-color="#ffffff" svg:stroke-opacity="100%" draw:stroke-linejoin="miter" svg:stroke-linecap="butt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86">
      <style:graphic-properties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ffffff" draw:opacity="90%" draw:stroke="solid" svg:stroke-width="0.01389in" svg:stroke-color="#217ed3" svg:stroke-opacity="100%" draw:stroke-linejoin="miter" svg:stroke-linecap="butt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3152in" fo:padding-bottom="0.03152in" fo:padding-left="0.23326in" fo:padding-right="0.23326in" draw:textarea-vertical-align="middle" draw:textarea-horizontal-align="left" draw:fill="solid" draw:fill-color="#217ed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5">
      <style:graphic-properties draw:fill="solid" draw:fill-color="#ffffff" draw:opacity="90%" draw:stroke="solid" svg:stroke-width="0.01389in" svg:stroke-color="#217ed3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3152in" fo:padding-bottom="0.03152in" fo:padding-left="0.23326in" fo:padding-right="0.23326in" draw:textarea-vertical-align="middle" draw:textarea-horizontal-align="left" draw:fill="solid" draw:fill-color="#217ed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solid" draw:fill-color="#ffffff" draw:opacity="90%" draw:stroke="solid" svg:stroke-width="0.01389in" svg:stroke-color="#217ed3" svg:stroke-opacity="100%" draw:stroke-linejoin="miter" svg:stroke-linecap="butt"/>
    </style:style>
    <style:style style:family="paragraph" style:name="a656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graphic" style:name="a514">
      <style:graphic-properties fo:wrap-option="wrap" fo:padding-top="0.03152in" fo:padding-bottom="0.03152in" fo:padding-left="0.23326in" fo:padding-right="0.23326in" draw:textarea-vertical-align="middle" draw:textarea-horizontal-align="left" draw:fill="solid" draw:fill-color="#217ed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solid" draw:fill-color="#ffffff" draw:opacity="90%" draw:stroke="solid" svg:stroke-width="0.01389in" svg:stroke-color="#217ed3" svg:stroke-opacity="100%" draw:stroke-linejoin="miter" svg:stroke-linecap="butt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3152in" fo:padding-bottom="0.03152in" fo:padding-left="0.23326in" fo:padding-right="0.23326in" draw:textarea-vertical-align="middle" draw:textarea-horizontal-align="left" draw:fill="solid" draw:fill-color="#217ed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>
      <style:graphic-properties/>
    </style:style>
    <style:style style:family="graphic" style:name="a521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drawing-page" style:name="a5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8">
      <style:graphic-properties draw:fill="solid" draw:fill-color="#ccd8ef" draw:opacity="100%" draw:stroke="non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0">
      <style:graphic-properties draw:fill="bitmap" draw:fill-image-name="a529" style:repeat="stretch" draw:stroke="solid" svg:stroke-width="0.01389in" svg:stroke-color="#ffffff" svg:stroke-opacity="100%" draw:stroke-linejoin="miter" svg:stroke-linecap="butt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solid" draw:fill-color="#ccd8ef" draw:opacity="100%" draw:stroke="non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91667in" style:font-size-asian="0.91667in" style:font-size-complex="0.91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bitmap" draw:fill-image-name="a536" style:repeat="stretch" draw:stroke="solid" svg:stroke-width="0.01389in" svg:stroke-color="#ffffff" svg:stroke-opacity="100%" draw:stroke-linejoin="miter" svg:stroke-linecap="butt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91667in" style:font-size-asian="0.91667in" style:font-size-complex="0.91667in" fo:letter-spacing="0.04167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draw:fill="solid" draw:fill-color="#ccd8ef" draw:opacity="100%" draw:stroke="non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bitmap" draw:fill-image-name="a543" style:repeat="stretch" draw:stroke="solid" svg:stroke-width="0.01389in" svg:stroke-color="#ffffff" svg:stroke-opacity="100%" draw:stroke-linejoin="miter" svg:stroke-linecap="butt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/>
    </style:style>
    <style:style style:family="graphic" style:name="a403">
      <style:graphic-properties fo:wrap-option="wrap" fo:padding-top="0.11072in" fo:padding-bottom="0.11072in" fo:padding-left="0.11072in" fo:padding-right="0.11072in" draw:textarea-vertical-align="middle" draw:textarea-horizontal-align="center" draw:fill="solid" draw:fill-color="#ffffff" draw:opacity="90%" draw:stroke="solid" svg:stroke-width="0.01389in" svg:stroke-color="#217ed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draw:fill="solid" draw:fill-color="#217ed3" draw:opacity="100%" draw:stroke="solid" svg:stroke-width="0.01389in" svg:stroke-color="#ffffff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11072in" fo:padding-bottom="0.11072in" fo:padding-left="0.11072in" fo:padding-right="0.11072in" draw:textarea-vertical-align="middle" draw:textarea-horizontal-align="center" draw:fill="solid" draw:fill-color="#ffffff" draw:opacity="90%" draw:stroke="solid" svg:stroke-width="0.01389in" svg:stroke-color="#217ed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94">
      <style:graphic-properties draw:fill="solid" draw:fill-color="#217ed3" draw:opacity="100%" draw:stroke="solid" svg:stroke-width="0.01389in" svg:stroke-color="#ffffff" svg:stroke-opacity="100%" draw:stroke-linejoin="miter" svg:stroke-linecap="butt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albaum Display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11072in" fo:padding-bottom="0.11072in" fo:padding-left="0.11072in" fo:padding-right="0.11072in" draw:textarea-vertical-align="middle" draw:textarea-horizontal-align="center" draw:fill="solid" draw:fill-color="#ffffff" draw:opacity="90%" draw:stroke="solid" svg:stroke-width="0.01389in" svg:stroke-color="#217ed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draw:fill="solid" draw:fill-color="#217ed3" draw:opacity="100%" draw:stroke="solid" svg:stroke-width="0.01389in" svg:stroke-color="#ffffff" svg:stroke-opacity="100%" draw:stroke-linejoin="miter" svg:stroke-linecap="butt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94149in" fo:padding-bottom="0.36111in" fo:padding-left="0.19375in" fo:padding-right="0.19375in" draw:textarea-vertical-align="top" draw:textarea-horizontal-align="left" draw:fill="solid" draw:fill-color="#b92525" draw:opacity="100%" draw:stroke="solid" svg:stroke-width="0.01389in" svg:stroke-color="#b9252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18056in" fo:padding-bottom="0.18056in" fo:padding-left="0.19375in" fo:padding-right="0.193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solid" draw:fill-color="#ccd8ef" draw:opacity="100%" draw:stroke="none"/>
    </style:style>
    <style:style style:family="graphic" style:name="a425">
      <style:graphic-properties draw:fill="bitmap" draw:fill-image-name="a424" style:repeat="stretch" draw:stroke="solid" svg:stroke-width="0.01389in" svg:stroke-color="#ffffff" svg:stroke-opacity="100%" draw:stroke-linejoin="miter" svg:stroke-linecap="butt"/>
    </style:style>
    <style:style style:family="text" style:name="a4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94149in" fo:padding-bottom="0.36111in" fo:padding-left="0.19375in" fo:padding-right="0.19375in" draw:textarea-vertical-align="top" draw:textarea-horizontal-align="left" draw:fill="solid" draw:fill-color="#b92525" draw:opacity="100%" draw:stroke="solid" svg:stroke-width="0.01389in" svg:stroke-color="#b9252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18056in" fo:padding-bottom="0.18056in" fo:padding-left="0.19375in" fo:padding-right="0.193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ccd8ef" draw:opacity="100%" draw:stroke="none"/>
    </style:style>
    <style:style style:family="graphic" style:name="a577">
      <style:graphic-properties fo:wrap-option="wrap" fo:padding-top="0.94149in" fo:padding-bottom="0.36111in" fo:padding-left="0.19375in" fo:padding-right="0.19375in" draw:textarea-vertical-align="top" draw:textarea-horizontal-align="left" draw:fill="solid" draw:fill-color="#b92525" draw:opacity="100%" draw:stroke="solid" svg:stroke-width="0.01389in" svg:stroke-color="#b9252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bitmap" draw:fill-image-name="a431" style:repeat="stretch" draw:stroke="solid" svg:stroke-width="0.01389in" svg:stroke-color="#ffffff" svg:stroke-opacity="100%" draw:stroke-linejoin="miter" svg:stroke-linecap="butt"/>
    </style:style>
    <style:style style:family="paragraph" style:name="a579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ccd8ef" draw:opacity="100%" draw:stroke="none"/>
    </style:style>
    <style:style style:family="graphic" style:name="a439">
      <style:graphic-properties draw:fill="bitmap" draw:fill-image-name="a438" style:repeat="stretch" draw:stroke="solid" svg:stroke-width="0.01389in" svg:stroke-color="#ffffff" svg:stroke-opacity="100%" draw:stroke-linejoin="miter" svg:stroke-linecap="butt"/>
    </style:style>
    <style:style style:family="graphic" style:name="a580">
      <style:graphic-properties fo:wrap-option="wrap" fo:padding-top="0.18056in" fo:padding-bottom="0.18056in" fo:padding-left="0.19375in" fo:padding-right="0.193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1">
      <style:graphic-properties/>
    </style:style>
    <style:style style:family="drawing-page" style:name="a5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solid" draw:fill-color="#ccd8ef" draw:opacity="100%" draw:stroke="none"/>
    </style:style>
    <style:style style:family="graphic" style:name="a602">
      <style:graphic-properties draw:fill="solid" draw:fill-color="#ccd8ef" draw:opacity="100%" draw:stroke="non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ccd8ef" draw:opacity="100%" draw:stroke="none"/>
    </style:style>
    <style:style style:family="graphic" style:name="a604">
      <style:graphic-properties draw:fill="bitmap" draw:fill-image-name="a603" style:repeat="stretch" draw:stroke="solid" svg:stroke-width="0.01389in" svg:stroke-color="#ffffff" svg:stroke-opacity="100%" draw:stroke-linejoin="miter" svg:stroke-linecap="butt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bitmap" draw:fill-image-name="a445" style:repeat="stretch" draw:stroke="solid" svg:stroke-width="0.01389in" svg:stroke-color="#ffffff" svg:stroke-opacity="100%" draw:stroke-linejoin="miter" svg:stroke-linecap="butt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/>
    </style:style>
    <style:style style:family="graphic" style:name="a590">
      <style:graphic-properties draw:fill="bitmap" draw:fill-image-name="a589" style:repeat="stretch" draw:stroke="solid" svg:stroke-width="0.01389in" svg:stroke-color="#ffffff" svg:stroke-opacity="100%" draw:stroke-linejoin="miter" svg:stroke-linecap="butt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draw:fill="solid" draw:fill-color="#ccd8ef" draw:opacity="100%" draw:stroke="non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/>
    </style:style>
    <style:style style:family="graphic" style:name="a597">
      <style:graphic-properties draw:fill="bitmap" draw:fill-image-name="a596" style:repeat="stretch" draw:stroke="solid" svg:stroke-width="0.01389in" svg:stroke-color="#ffffff" svg:stroke-opacity="100%" draw:stroke-linejoin="miter" svg:stroke-linecap="butt"/>
    </style:style>
    <style:style style:family="drawing-page" style:name="a6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draw:fill="none" draw:stroke="solid" svg:stroke-width="0.01389in" svg:stroke-color="#ffffff" svg:stroke-opacity="100%" draw:stroke-linejoin="miter" svg:stroke-linecap="butt" draw:decorative="true" style:protect="position siz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solid" draw:fill-color="#ccd8ef" draw:opacity="100%" draw:stroke="non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18">
      <style:graphic-properties draw:fill="bitmap" draw:fill-image-name="a617" style:repeat="stretch" draw:stroke="solid" svg:stroke-width="0.01389in" svg:stroke-color="#ffffff" svg:stroke-opacity="100%" draw:stroke-linejoin="miter" svg:stroke-linecap="butt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solid" draw:fill-color="#ccd8ef" draw:opacity="100%" draw:stroke="none"/>
    </style:style>
    <style:style style:family="graphic" style:name="a465">
      <style:graphic-properties draw:fill="solid" draw:fill-color="#ccd8ef" draw:opacity="100%" draw:stroke="none"/>
    </style:style>
    <style:style style:family="graphic" style:name="a625">
      <style:graphic-properties draw:fill="bitmap" draw:fill-image-name="a624" style:repeat="stretch" draw:stroke="solid" svg:stroke-width="0.01389in" svg:stroke-color="#ffffff" svg:stroke-opacity="100%" draw:stroke-linejoin="miter" svg:stroke-linecap="butt"/>
    </style:style>
    <style:style style:family="graphic" style:name="a467">
      <style:graphic-properties draw:fill="bitmap" draw:fill-image-name="a466" style:repeat="stretch" draw:stroke="solid" svg:stroke-width="0.01389in" svg:stroke-color="#ffffff" svg:stroke-opacity="100%" draw:stroke-linejoin="miter" svg:stroke-linecap="butt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draw:fill="solid" draw:fill-color="#ccd8ef" draw:opacity="100%" draw:stroke="none"/>
    </style:style>
    <style:style style:family="graphic" style:name="a472">
      <style:graphic-properties draw:fill="solid" draw:fill-color="#ccd8ef" draw:opacity="100%" draw:stroke="none"/>
    </style:style>
    <style:style style:family="graphic" style:name="a632">
      <style:graphic-properties draw:fill="bitmap" draw:fill-image-name="a631" style:repeat="stretch" draw:stroke="solid" svg:stroke-width="0.01389in" svg:stroke-color="#ffffff" svg:stroke-opacity="100%" draw:stroke-linejoin="miter" svg:stroke-linecap="butt"/>
    </style:style>
    <style:style style:family="graphic" style:name="a474">
      <style:graphic-properties draw:fill="bitmap" draw:fill-image-name="a473" style:repeat="stretch" draw:stroke="solid" svg:stroke-width="0.01389in" svg:stroke-color="#ffffff" svg:stroke-opacity="100%" draw:stroke-linejoin="miter" svg:stroke-linecap="butt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/>
    </style:style>
    <style:style style:family="graphic" style:name="a479">
      <style:graphic-properties draw:fill="solid" draw:fill-color="#ccd8ef" draw:opacity="100%" draw:stroke="none"/>
    </style:style>
    <style:style style:family="drawing-page" style:name="a63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0in" svg:y="0in" svg:width="13.33333in" svg:height="7.5in" draw:id="id68" draw:style-name="a373" draw:name="Rectangle 3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617in" svg:y="0in" svg:width="7.51716in" svg:height="7.5in" draw:id="id69" draw:style-name="a376" draw:name="Freeform: Shape 39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73692"/>
            <draw:equation draw:name="f7" draw:formula="?f4 / 6858000"/>
            <draw:equation draw:name="f8" draw:formula="0 * ?f4 / 6858000"/>
            <draw:equation draw:name="f9" draw:formula="6858000 * ?f4 / 6858000"/>
            <draw:equation draw:name="f10" draw:formula="4 * ?f4 / 6858000"/>
            <draw:equation draw:name="f11" draw:formula="2 * ?f4 / 6858000"/>
            <draw:equation draw:name="f12" draw:formula="6010592 * ?f5 / 6873692"/>
            <draw:equation draw:name="f13" draw:formula="6873692 * ?f5 / 6873692"/>
            <draw:equation draw:name="f14" draw:formula="0 * ?f5 / 6873692"/>
            <draw:equation draw:name="f15" draw:formula="6010589 * ?f5 / 6873692"/>
            <draw:equation draw:name="f16" draw:formula="6010590 * ?f5 / 6873692"/>
            <draw:equation draw:name="f17" draw:formula="?f12 / ?f6"/>
            <draw:equation draw:name="f18" draw:formula="?f8 / ?f7"/>
            <draw:equation draw:name="f19" draw:formula="?f13 / ?f6"/>
            <draw:equation draw:name="f20" draw:formula="?f9 / ?f7"/>
            <draw:equation draw:name="f21" draw:formula="?f14 / ?f6"/>
            <draw:equation draw:name="f22" draw:formula="?f15 / ?f6"/>
            <draw:equation draw:name="f23" draw:formula="?f10 / ?f7"/>
            <draw:equation draw:name="f24" draw:formula="?f16 / ?f6"/>
            <draw:equation draw:name="f25" draw:formula="?f11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70" presentation:style-name="a380" draw:name="Заголовок 1" svg:x="1.26956in" svg:y="1.16107in" svg:width="10.7721in" svg:height="4.14844in" presentation:class="title" presentation:placeholder="false">
          <draw:text-box>
            <text:p text:style-name="a379" text:class-names="" text:cond-style-name=""><text:span text:style-name="a377" text:class-names="">Банки и банковская система, банковские услуги</text:span><text:span text:style-name="a378" text:class-names=""/></text:p>
          </draw:text-box>
          <svg:title/>
          <svg:desc/>
        </draw:frame>
        <draw:connector draw:type="line" svg:x1="1.2996in" svg:y1="5.63393in" svg:x2="12.04167in" svg:y2="5.63393in" draw:id="id71" draw:style-name="a381" draw:name="Straight Connector 41">
          <svg:title/>
          <svg:desc/>
        </draw:connector>
      </draw:page>
      <draw:page draw:name="Slide2" draw:style-name="a382" draw:master-page-name="Master1-Layout2-obj-Title-and-Content" presentation:presentation-page-layout-name="Master1-PPL2" draw:id="Slide-257">
        <draw:custom-shape svg:x="0in" svg:y="0in" svg:width="13.33333in" svg:height="7.5in" draw:id="id72" draw:style-name="a385" draw:name="Rectangle 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2014in" svg:y="1.66951in" svg:width="5.10417in" svg:height="5.8293in" draw:id="id73" draw:style-name="a388" draw:name="Freeform: Shape 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4667254 5325271" draw:enhanced-path="M 4667254 0 L 4667254 2543639 2229334 5325271 0 5325271 Z N" draw:text-areas="?f20 ?f22 ?f21 ?f23" draw:glue-points="?f14 ?f15 ?f14 ?f16 ?f17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67254"/>
            <draw:equation draw:name="f7" draw:formula="?f4 / 5325271"/>
            <draw:equation draw:name="f8" draw:formula="4667254 * ?f5 / 4667254"/>
            <draw:equation draw:name="f9" draw:formula="0 * ?f4 / 5325271"/>
            <draw:equation draw:name="f10" draw:formula="2543639 * ?f4 / 5325271"/>
            <draw:equation draw:name="f11" draw:formula="2229334 * ?f5 / 4667254"/>
            <draw:equation draw:name="f12" draw:formula="5325271 * ?f4 / 5325271"/>
            <draw:equation draw:name="f13" draw:formula="0 * ?f5 / 4667254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4" presentation:style-name="a393" draw:name="Заголовок 1" svg:x="1.25in" svg:y="0.95466in" svg:width="9.69167in" svg:height="1.4883in" presentation:class="title" presentation:placeholder="false">
          <draw:text-box>
            <text:p text:style-name="a390" text:class-names="" text:cond-style-name=""><text:span text:style-name="a389" text:class-names="">История развития банковского дела</text:span></text:p>
            <text:p text:style-name="a392" text:class-names="" text:cond-style-name=""><text:span text:style-name="a391" text:class-names=""/></text:p>
          </draw:text-box>
          <svg:title/>
          <svg:desc/>
        </draw:frame>
        <draw:g draw:name="Объект 2" draw:id="id81" draw:style-name="a409">
          <svg:title/>
          <svg:desc/>
          <draw:custom-shape svg:x="1.25in" svg:y="3.68348in" svg:width="2.14453in" svg:height="1.36178in" draw:id="id75" draw:style-name="a39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48828in" svg:y="3.90984in" svg:width="2.14453in" svg:height="1.36178in" draw:id="id76" draw:style-name="a398">
            <svg:title/>
            <svg:desc/>
            <text:p text:style-name="a397" text:class-names="" text:cond-style-name=""><text:span text:style-name="a395" text:class-names="">Древность и Средневековье.</text:span><text:span text:style-name="a396" text:class-names=""/></text:p>
            <draw:enhanced-geometry xmlns:dr3d="urn:oasis:names:tc:opendocument:xmlns:dr3d:1.0" draw:type="non-primitive" svg:viewBox="0 0 1960959 1245209" draw:enhanced-path="M 0 124521 C 0 55750 55750 0 124521 0 L 1836438 0 C 1905209 0 1960959 55750 1960959 124521 L 1960959 1120688 C 1960959 1189459 1905209 1245209 1836438 1245209 L 124521 1245209 C 55750 1245209 0 1189459 0 1120688 L 0 12452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60959"/>
              <draw:equation draw:name="f7" draw:formula="?f4 / 1245209"/>
              <draw:equation draw:name="f8" draw:formula="0 * ?f5 / 1960959"/>
              <draw:equation draw:name="f9" draw:formula="124521 * ?f4 / 1245209"/>
              <draw:equation draw:name="f10" draw:formula="124521 * ?f5 / 1960959"/>
              <draw:equation draw:name="f11" draw:formula="0 * ?f4 / 1245209"/>
              <draw:equation draw:name="f12" draw:formula="1836438 * ?f5 / 1960959"/>
              <draw:equation draw:name="f13" draw:formula="1960959 * ?f5 / 1960959"/>
              <draw:equation draw:name="f14" draw:formula="1120688 * ?f4 / 1245209"/>
              <draw:equation draw:name="f15" draw:formula="1245209 * ?f4 / 12452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3.87109in" svg:y="3.68348in" svg:width="2.14453in" svg:height="1.36178in" draw:id="id77" draw:style-name="a39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4.10937in" svg:y="3.90984in" svg:width="2.14453in" svg:height="1.36178in" draw:id="id78" draw:style-name="a403">
            <svg:title/>
            <svg:desc/>
            <text:p text:style-name="a402" text:class-names="" text:cond-style-name=""><text:span text:style-name="a400" text:class-names="">Появление первых коммерческих банков.</text:span><text:span text:style-name="a401" text:class-names=""/></text:p>
            <draw:enhanced-geometry xmlns:dr3d="urn:oasis:names:tc:opendocument:xmlns:dr3d:1.0" draw:type="non-primitive" svg:viewBox="0 0 1960959 1245209" draw:enhanced-path="M 0 124521 C 0 55750 55750 0 124521 0 L 1836438 0 C 1905209 0 1960959 55750 1960959 124521 L 1960959 1120688 C 1960959 1189459 1905209 1245209 1836438 1245209 L 124521 1245209 C 55750 1245209 0 1189459 0 1120688 L 0 12452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60959"/>
              <draw:equation draw:name="f7" draw:formula="?f4 / 1245209"/>
              <draw:equation draw:name="f8" draw:formula="0 * ?f5 / 1960959"/>
              <draw:equation draw:name="f9" draw:formula="124521 * ?f4 / 1245209"/>
              <draw:equation draw:name="f10" draw:formula="124521 * ?f5 / 1960959"/>
              <draw:equation draw:name="f11" draw:formula="0 * ?f4 / 1245209"/>
              <draw:equation draw:name="f12" draw:formula="1836438 * ?f5 / 1960959"/>
              <draw:equation draw:name="f13" draw:formula="1960959 * ?f5 / 1960959"/>
              <draw:equation draw:name="f14" draw:formula="1120688 * ?f4 / 1245209"/>
              <draw:equation draw:name="f15" draw:formula="1245209 * ?f4 / 12452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9219in" svg:y="3.68348in" svg:width="2.14453in" svg:height="1.36178in" draw:id="id79" draw:style-name="a40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73047in" svg:y="3.90984in" svg:width="2.14453in" svg:height="1.36178in" draw:id="id80" draw:style-name="a408">
            <svg:title/>
            <svg:desc/>
            <text:p text:style-name="a407" text:class-names="" text:cond-style-name=""><text:span text:style-name="a405" text:class-names="">Развитие современной банковской системы.</text:span><text:span text:style-name="a406" text:class-names=""/></text:p>
            <draw:enhanced-geometry xmlns:dr3d="urn:oasis:names:tc:opendocument:xmlns:dr3d:1.0" draw:type="non-primitive" svg:viewBox="0 0 1960959 1245209" draw:enhanced-path="M 0 124521 C 0 55750 55750 0 124521 0 L 1836438 0 C 1905209 0 1960959 55750 1960959 124521 L 1960959 1120688 C 1960959 1189459 1905209 1245209 1836438 1245209 L 124521 1245209 C 55750 1245209 0 1189459 0 1120688 L 0 12452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60959"/>
              <draw:equation draw:name="f7" draw:formula="?f4 / 1245209"/>
              <draw:equation draw:name="f8" draw:formula="0 * ?f5 / 1960959"/>
              <draw:equation draw:name="f9" draw:formula="124521 * ?f4 / 1245209"/>
              <draw:equation draw:name="f10" draw:formula="124521 * ?f5 / 1960959"/>
              <draw:equation draw:name="f11" draw:formula="0 * ?f4 / 1245209"/>
              <draw:equation draw:name="f12" draw:formula="1836438 * ?f5 / 1960959"/>
              <draw:equation draw:name="f13" draw:formula="1960959 * ?f5 / 1960959"/>
              <draw:equation draw:name="f14" draw:formula="1120688 * ?f4 / 1245209"/>
              <draw:equation draw:name="f15" draw:formula="1245209 * ?f4 / 12452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onnector draw:type="line" svg:x1="1.34934in" svg:y1="6.75in" svg:x2="12.0237in" svg:y2="6.75in" draw:id="id82" draw:style-name="a410" draw:name="Straight Connector 11">
          <svg:title/>
          <svg:desc/>
        </draw:connector>
      </draw:page>
      <draw:page draw:name="Slide3" draw:style-name="a411" draw:master-page-name="Master1-Layout2-obj-Title-and-Content" presentation:presentation-page-layout-name="Master1-PPL2" draw:id="Slide-258">
        <draw:custom-shape svg:x="0in" svg:y="0in" svg:width="13.33333in" svg:height="7.5in" draw:id="id83" draw:style-name="a414" draw:name="Rectangl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2014in" svg:y="1.66951in" svg:width="5.10417in" svg:height="5.8293in" draw:id="id84" draw:style-name="a417" draw:name="Freeform: Shape 9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4667254 5325271" draw:enhanced-path="M 4667254 0 L 4667254 2543639 2229334 5325271 0 5325271 Z N" draw:text-areas="?f20 ?f22 ?f21 ?f23" draw:glue-points="?f14 ?f15 ?f14 ?f16 ?f17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67254"/>
            <draw:equation draw:name="f7" draw:formula="?f4 / 5325271"/>
            <draw:equation draw:name="f8" draw:formula="4667254 * ?f5 / 4667254"/>
            <draw:equation draw:name="f9" draw:formula="0 * ?f4 / 5325271"/>
            <draw:equation draw:name="f10" draw:formula="2543639 * ?f4 / 5325271"/>
            <draw:equation draw:name="f11" draw:formula="2229334 * ?f5 / 4667254"/>
            <draw:equation draw:name="f12" draw:formula="5325271 * ?f4 / 5325271"/>
            <draw:equation draw:name="f13" draw:formula="0 * ?f5 / 4667254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85" presentation:style-name="a422" draw:name="Заголовок 1" svg:x="1.25in" svg:y="0.95466in" svg:width="9.69167in" svg:height="1.4883in" presentation:class="title" presentation:placeholder="false">
          <draw:text-box>
            <text:p text:style-name="a419" text:class-names="" text:cond-style-name=""><text:span text:style-name="a418" text:class-names="">Функции банков</text:span></text:p>
            <text:p text:style-name="a421" text:class-names="" text:cond-style-name=""><text:span text:style-name="a420" text:class-names=""/></text:p>
          </draw:text-box>
          <svg:title/>
          <svg:desc/>
        </draw:frame>
        <draw:g draw:name="Объект 2" draw:id="id98" draw:style-name="a451">
          <svg:title/>
          <svg:desc/>
          <draw:custom-shape svg:x="1.58084in" svg:y="3.46715in" svg:width="1.02724in" svg:height="1.02724in" draw:id="id86" draw:style-name="a4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79976in" svg:y="3.68607in" svg:width="0.5894in" svg:height="0.5894in" draw:id="id87" draw:style-name="a425">
            <svg:title/>
            <svg:desc>Рукопожатие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5246in" svg:y="4.81435in" svg:width="1.68399in" svg:height="0.6736in" draw:id="id88" draw:style-name="a429">
            <svg:title/>
            <svg:desc/>
            <text:p text:style-name="a428" text:class-names="" text:cond-style-name=""><text:span text:style-name="a426" text:class-names="">Привлечение денежных средств населения и предприятий.</text:span><text:span text:style-name="a427" text:class-names=""/></text:p>
            <draw:enhanced-geometry xmlns:dr3d="urn:oasis:names:tc:opendocument:xmlns:dr3d:1.0" draw:type="non-primitive" svg:viewBox="0 0 1539843 615937" draw:enhanced-path="M 0 0 L 1539843 0 1539843 615937 0 61593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39843"/>
              <draw:equation draw:name="f7" draw:formula="?f4 / 615937"/>
              <draw:equation draw:name="f8" draw:formula="0 * ?f5 / 1539843"/>
              <draw:equation draw:name="f9" draw:formula="0 * ?f4 / 615937"/>
              <draw:equation draw:name="f10" draw:formula="1539843 * ?f5 / 1539843"/>
              <draw:equation draw:name="f11" draw:formula="615937 * ?f4 / 6159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55953in" svg:y="3.46715in" svg:width="1.02724in" svg:height="1.02724in" draw:id="id89" draw:style-name="a4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3.77845in" svg:y="3.68607in" svg:width="0.5894in" svg:height="0.5894in" draw:id="id90" draw:style-name="a432">
            <svg:title/>
            <svg:desc>Credit car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23116in" svg:y="4.81435in" svg:width="1.68399in" svg:height="0.6736in" draw:id="id91" draw:style-name="a436">
            <svg:title/>
            <svg:desc/>
            <text:p text:style-name="a435" text:class-names="" text:cond-style-name=""><text:span text:style-name="a433" text:class-names="">Кредитование экономики.</text:span><text:span text:style-name="a434" text:class-names=""/></text:p>
            <draw:enhanced-geometry xmlns:dr3d="urn:oasis:names:tc:opendocument:xmlns:dr3d:1.0" draw:type="non-primitive" svg:viewBox="0 0 1539843 615937" draw:enhanced-path="M 0 0 L 1539843 0 1539843 615937 0 61593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39843"/>
              <draw:equation draw:name="f7" draw:formula="?f4 / 615937"/>
              <draw:equation draw:name="f8" draw:formula="0 * ?f5 / 1539843"/>
              <draw:equation draw:name="f9" draw:formula="0 * ?f4 / 615937"/>
              <draw:equation draw:name="f10" draw:formula="1539843 * ?f5 / 1539843"/>
              <draw:equation draw:name="f11" draw:formula="615937 * ?f4 / 6159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3823in" svg:y="3.46715in" svg:width="1.02724in" svg:height="1.02724in" draw:id="id92" draw:style-name="a43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75715in" svg:y="3.68607in" svg:width="0.5894in" svg:height="0.5894in" draw:id="id93" draw:style-name="a439">
            <svg:title/>
            <svg:desc>Иерархия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0985in" svg:y="4.81435in" svg:width="1.68399in" svg:height="0.6736in" draw:id="id94" draw:style-name="a443">
            <svg:title/>
            <svg:desc/>
            <text:p text:style-name="a442" text:class-names="" text:cond-style-name=""><text:span text:style-name="a440" text:class-names="">Организация расчетов между субъектами хозяйствования.</text:span><text:span text:style-name="a441" text:class-names=""/></text:p>
            <draw:enhanced-geometry xmlns:dr3d="urn:oasis:names:tc:opendocument:xmlns:dr3d:1.0" draw:type="non-primitive" svg:viewBox="0 0 1539843 615937" draw:enhanced-path="M 0 0 L 1539843 0 1539843 615937 0 61593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39843"/>
              <draw:equation draw:name="f7" draw:formula="?f4 / 615937"/>
              <draw:equation draw:name="f8" draw:formula="0 * ?f5 / 1539843"/>
              <draw:equation draw:name="f9" draw:formula="0 * ?f4 / 615937"/>
              <draw:equation draw:name="f10" draw:formula="1539843 * ?f5 / 1539843"/>
              <draw:equation draw:name="f11" draw:formula="615937 * ?f4 / 6159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1692in" svg:y="3.46715in" svg:width="1.02724in" svg:height="1.02724in" draw:id="id95" draw:style-name="a44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7.73584in" svg:y="3.68607in" svg:width="0.5894in" svg:height="0.5894in" draw:id="id96" draw:style-name="a446">
            <svg:title/>
            <svg:desc>Танец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8854in" svg:y="4.81435in" svg:width="1.68399in" svg:height="0.6736in" draw:id="id97" draw:style-name="a450">
            <svg:title/>
            <svg:desc/>
            <text:p text:style-name="a449" text:class-names="" text:cond-style-name=""><text:span text:style-name="a447" text:class-names="">Инвестиционная деятельность.</text:span><text:span text:style-name="a448" text:class-names=""/></text:p>
            <draw:enhanced-geometry xmlns:dr3d="urn:oasis:names:tc:opendocument:xmlns:dr3d:1.0" draw:type="non-primitive" svg:viewBox="0 0 1539843 615937" draw:enhanced-path="M 0 0 L 1539843 0 1539843 615937 0 61593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39843"/>
              <draw:equation draw:name="f7" draw:formula="?f4 / 615937"/>
              <draw:equation draw:name="f8" draw:formula="0 * ?f5 / 1539843"/>
              <draw:equation draw:name="f9" draw:formula="0 * ?f4 / 615937"/>
              <draw:equation draw:name="f10" draw:formula="1539843 * ?f5 / 1539843"/>
              <draw:equation draw:name="f11" draw:formula="615937 * ?f4 / 61593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onnector draw:type="line" svg:x1="1.34934in" svg:y1="6.75in" svg:x2="12.0237in" svg:y2="6.75in" draw:id="id99" draw:style-name="a452" draw:name="Straight Connector 11">
          <svg:title/>
          <svg:desc/>
        </draw:connector>
      </draw:page>
      <draw:page draw:name="Slide4" draw:style-name="a453" draw:master-page-name="Master1-Layout2-obj-Title-and-Content" presentation:presentation-page-layout-name="Master1-PPL2" draw:id="Slide-259">
        <draw:custom-shape svg:x="0in" svg:y="0in" svg:width="13.33333in" svg:height="7.5in" draw:id="id100" draw:style-name="a456" draw:name="Rectangle 7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2014in" svg:y="1.66951in" svg:width="5.10417in" svg:height="5.8293in" draw:id="id101" draw:style-name="a459" draw:name="Freeform: Shape 9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4667254 5325271" draw:enhanced-path="M 4667254 0 L 4667254 2543639 2229334 5325271 0 5325271 Z N" draw:text-areas="?f20 ?f22 ?f21 ?f23" draw:glue-points="?f14 ?f15 ?f14 ?f16 ?f17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67254"/>
            <draw:equation draw:name="f7" draw:formula="?f4 / 5325271"/>
            <draw:equation draw:name="f8" draw:formula="4667254 * ?f5 / 4667254"/>
            <draw:equation draw:name="f9" draw:formula="0 * ?f4 / 5325271"/>
            <draw:equation draw:name="f10" draw:formula="2543639 * ?f4 / 5325271"/>
            <draw:equation draw:name="f11" draw:formula="2229334 * ?f5 / 4667254"/>
            <draw:equation draw:name="f12" draw:formula="5325271 * ?f4 / 5325271"/>
            <draw:equation draw:name="f13" draw:formula="0 * ?f5 / 4667254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02" presentation:style-name="a464" draw:name="Заголовок 1" svg:x="1.25in" svg:y="0.95466in" svg:width="9.69167in" svg:height="1.4883in" presentation:class="title" presentation:placeholder="false">
          <draw:text-box>
            <text:p text:style-name="a461" text:class-names="" text:cond-style-name=""><text:span text:style-name="a460" text:class-names="">Структура банковской системы России</text:span></text:p>
            <text:p text:style-name="a463" text:class-names="" text:cond-style-name=""><text:span text:style-name="a462" text:class-names=""/></text:p>
          </draw:text-box>
          <svg:title/>
          <svg:desc/>
        </draw:frame>
        <draw:g draw:name="Объект 2" draw:id="id112" draw:style-name="a486">
          <svg:title/>
          <svg:desc/>
          <draw:custom-shape svg:x="1.6939in" svg:y="3.17342in" svg:width="1.38841in" svg:height="1.38841in" draw:id="id103" draw:style-name="a46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98979in" svg:y="3.46931in" svg:width="0.79663in" svg:height="0.79663in" draw:id="id104" draw:style-name="a467">
            <svg:title/>
            <svg:desc>Банк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5006in" svg:y="4.99428in" svg:width="2.27608in" svg:height="0.7874in" draw:id="id105" draw:style-name="a471">
            <svg:title/>
            <svg:desc/>
            <text:p text:style-name="a470" text:class-names="" text:cond-style-name=""><text:span text:style-name="a468" text:class-names="">Центральный Банк Российской Федерации.</text:span><text:span text:style-name="a469" text:class-names=""/></text:p>
            <draw:enhanced-geometry xmlns:dr3d="urn:oasis:names:tc:opendocument:xmlns:dr3d:1.0" draw:type="non-primitive" svg:viewBox="0 0 2081250 720000" draw:enhanced-path="M 0 0 L 2081250 0 20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1250"/>
              <draw:equation draw:name="f7" draw:formula="?f4 / 720000"/>
              <draw:equation draw:name="f8" draw:formula="0 * ?f5 / 2081250"/>
              <draw:equation draw:name="f9" draw:formula="0 * ?f4 / 720000"/>
              <draw:equation draw:name="f10" draw:formula="2081250 * ?f5 / 20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36829in" svg:y="3.17342in" svg:width="1.38841in" svg:height="1.38841in" draw:id="id106" draw:style-name="a47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66418in" svg:y="3.46931in" svg:width="0.79663in" svg:height="0.79663in" draw:id="id107" draw:style-name="a474">
            <svg:title/>
            <svg:desc>Переработка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2446in" svg:y="4.99428in" svg:width="2.27608in" svg:height="0.7874in" draw:id="id108" draw:style-name="a478">
            <svg:title/>
            <svg:desc/>
            <text:p text:style-name="a477" text:class-names="" text:cond-style-name=""><text:span text:style-name="a475" text:class-names="">Коммерческие банки.</text:span><text:span text:style-name="a476" text:class-names=""/></text:p>
            <draw:enhanced-geometry xmlns:dr3d="urn:oasis:names:tc:opendocument:xmlns:dr3d:1.0" draw:type="non-primitive" svg:viewBox="0 0 2081250 720000" draw:enhanced-path="M 0 0 L 2081250 0 20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1250"/>
              <draw:equation draw:name="f7" draw:formula="?f4 / 720000"/>
              <draw:equation draw:name="f8" draw:formula="0 * ?f5 / 2081250"/>
              <draw:equation draw:name="f9" draw:formula="0 * ?f4 / 720000"/>
              <draw:equation draw:name="f10" draw:formula="2081250 * ?f5 / 20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04269in" svg:y="3.17342in" svg:width="1.38841in" svg:height="1.38841in" draw:id="id109" draw:style-name="a47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33858in" svg:y="3.46931in" svg:width="0.79663in" svg:height="0.79663in" draw:id="id110" draw:style-name="a481">
            <svg:title/>
            <svg:desc>Флажок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9885in" svg:y="4.99428in" svg:width="2.27608in" svg:height="0.7874in" draw:id="id111" draw:style-name="a485">
            <svg:title/>
            <svg:desc/>
            <text:p text:style-name="a484" text:class-names="" text:cond-style-name=""><text:span text:style-name="a482" text:class-names="">Специализированные кредитные учреждения.</text:span><text:span text:style-name="a483" text:class-names=""/></text:p>
            <draw:enhanced-geometry xmlns:dr3d="urn:oasis:names:tc:opendocument:xmlns:dr3d:1.0" draw:type="non-primitive" svg:viewBox="0 0 2081250 720000" draw:enhanced-path="M 0 0 L 2081250 0 20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1250"/>
              <draw:equation draw:name="f7" draw:formula="?f4 / 720000"/>
              <draw:equation draw:name="f8" draw:formula="0 * ?f5 / 2081250"/>
              <draw:equation draw:name="f9" draw:formula="0 * ?f4 / 720000"/>
              <draw:equation draw:name="f10" draw:formula="2081250 * ?f5 / 20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onnector draw:type="line" svg:x1="1.34934in" svg:y1="6.75in" svg:x2="12.0237in" svg:y2="6.75in" draw:id="id113" draw:style-name="a487" draw:name="Straight Connector 11">
          <svg:title/>
          <svg:desc/>
        </draw:connector>
      </draw:page>
      <draw:page draw:name="Slide5" draw:style-name="a488" draw:master-page-name="Master1-Layout2-obj-Title-and-Content" presentation:presentation-page-layout-name="Master1-PPL2" draw:id="Slide-260">
        <draw:custom-shape svg:x="0in" svg:y="0in" svg:width="13.33333in" svg:height="7.5in" draw:id="id114" draw:style-name="a491" draw:name="Rectangle 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2014in" svg:y="1.66951in" svg:width="5.10417in" svg:height="5.8293in" draw:id="id115" draw:style-name="a494" draw:name="Freeform: Shape 9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4667254 5325271" draw:enhanced-path="M 4667254 0 L 4667254 2543639 2229334 5325271 0 5325271 Z N" draw:text-areas="?f20 ?f22 ?f21 ?f23" draw:glue-points="?f14 ?f15 ?f14 ?f16 ?f17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67254"/>
            <draw:equation draw:name="f7" draw:formula="?f4 / 5325271"/>
            <draw:equation draw:name="f8" draw:formula="4667254 * ?f5 / 4667254"/>
            <draw:equation draw:name="f9" draw:formula="0 * ?f4 / 5325271"/>
            <draw:equation draw:name="f10" draw:formula="2543639 * ?f4 / 5325271"/>
            <draw:equation draw:name="f11" draw:formula="2229334 * ?f5 / 4667254"/>
            <draw:equation draw:name="f12" draw:formula="5325271 * ?f4 / 5325271"/>
            <draw:equation draw:name="f13" draw:formula="0 * ?f5 / 4667254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16" presentation:style-name="a499" draw:name="Заголовок 1" svg:x="1.25in" svg:y="0.95466in" svg:width="9.69167in" svg:height="1.4883in" presentation:class="title" presentation:placeholder="false">
          <draw:text-box>
            <text:p text:style-name="a496" text:class-names="" text:cond-style-name=""><text:span text:style-name="a495" text:class-names="">Основные виды банковских услуг</text:span></text:p>
            <text:p text:style-name="a498" text:class-names="" text:cond-style-name=""><text:span text:style-name="a497" text:class-names=""/></text:p>
          </draw:text-box>
          <svg:title/>
          <svg:desc/>
        </draw:frame>
        <draw:g draw:name="Объект 2" draw:id="id125" draw:style-name="a520">
          <svg:title/>
          <svg:desc/>
          <draw:custom-shape svg:x="1.25in" svg:y="2.87519in" svg:width="7.625in" svg:height="0.55118in" draw:id="id117" draw:style-name="a50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3125in" svg:y="2.55235in" svg:width="5.3375in" svg:height="0.64567in" draw:id="id118" draw:style-name="a504">
            <svg:title/>
            <svg:desc/>
            <text:p text:style-name="a503" text:class-names="" text:cond-style-name=""><text:span text:style-name="a501" text:class-names="">Депозитные операции.</text:span><text:span text:style-name="a502" text:class-names=""/></text:p>
            <draw:enhanced-geometry xmlns:dr3d="urn:oasis:names:tc:opendocument:xmlns:dr3d:1.0" draw:type="non-primitive" svg:viewBox="0 0 4880610 590400" draw:enhanced-path="M 0 98402 C 0 44056 44056 0 98402 0 L 4782208 0 C 4836554 0 4880610 44056 4880610 98402 L 4880610 491998 C 4880610 546344 4836554 590400 4782208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80610"/>
              <draw:equation draw:name="f7" draw:formula="?f4 / 590400"/>
              <draw:equation draw:name="f8" draw:formula="0 * ?f5 / 4880610"/>
              <draw:equation draw:name="f9" draw:formula="98402 * ?f4 / 590400"/>
              <draw:equation draw:name="f10" draw:formula="98402 * ?f5 / 4880610"/>
              <draw:equation draw:name="f11" draw:formula="0 * ?f4 / 590400"/>
              <draw:equation draw:name="f12" draw:formula="4782208 * ?f5 / 4880610"/>
              <draw:equation draw:name="f13" draw:formula="4880610 * ?f5 / 4880610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5in" svg:y="3.86731in" svg:width="7.625in" svg:height="0.55118in" draw:id="id119" draw:style-name="a50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3125in" svg:y="3.54448in" svg:width="5.3375in" svg:height="0.64567in" draw:id="id120" draw:style-name="a509">
            <svg:title/>
            <svg:desc/>
            <text:p text:style-name="a508" text:class-names="" text:cond-style-name=""><text:span text:style-name="a506" text:class-names="">Кредитные продукты.</text:span><text:span text:style-name="a507" text:class-names=""/></text:p>
            <draw:enhanced-geometry xmlns:dr3d="urn:oasis:names:tc:opendocument:xmlns:dr3d:1.0" draw:type="non-primitive" svg:viewBox="0 0 4880610 590400" draw:enhanced-path="M 0 98402 C 0 44056 44056 0 98402 0 L 4782208 0 C 4836554 0 4880610 44056 4880610 98402 L 4880610 491998 C 4880610 546344 4836554 590400 4782208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80610"/>
              <draw:equation draw:name="f7" draw:formula="?f4 / 590400"/>
              <draw:equation draw:name="f8" draw:formula="0 * ?f5 / 4880610"/>
              <draw:equation draw:name="f9" draw:formula="98402 * ?f4 / 590400"/>
              <draw:equation draw:name="f10" draw:formula="98402 * ?f5 / 4880610"/>
              <draw:equation draw:name="f11" draw:formula="0 * ?f4 / 590400"/>
              <draw:equation draw:name="f12" draw:formula="4782208 * ?f5 / 4880610"/>
              <draw:equation draw:name="f13" draw:formula="4880610 * ?f5 / 4880610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5in" svg:y="4.85944in" svg:width="7.625in" svg:height="0.55118in" draw:id="id121" draw:style-name="a51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3125in" svg:y="4.53661in" svg:width="5.3375in" svg:height="0.64567in" draw:id="id122" draw:style-name="a514">
            <svg:title/>
            <svg:desc/>
            <text:p text:style-name="a513" text:class-names="" text:cond-style-name=""><text:span text:style-name="a511" text:class-names="">Валютные операции.</text:span><text:span text:style-name="a512" text:class-names=""/></text:p>
            <draw:enhanced-geometry xmlns:dr3d="urn:oasis:names:tc:opendocument:xmlns:dr3d:1.0" draw:type="non-primitive" svg:viewBox="0 0 4880610 590400" draw:enhanced-path="M 0 98402 C 0 44056 44056 0 98402 0 L 4782208 0 C 4836554 0 4880610 44056 4880610 98402 L 4880610 491998 C 4880610 546344 4836554 590400 4782208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80610"/>
              <draw:equation draw:name="f7" draw:formula="?f4 / 590400"/>
              <draw:equation draw:name="f8" draw:formula="0 * ?f5 / 4880610"/>
              <draw:equation draw:name="f9" draw:formula="98402 * ?f4 / 590400"/>
              <draw:equation draw:name="f10" draw:formula="98402 * ?f5 / 4880610"/>
              <draw:equation draw:name="f11" draw:formula="0 * ?f4 / 590400"/>
              <draw:equation draw:name="f12" draw:formula="4782208 * ?f5 / 4880610"/>
              <draw:equation draw:name="f13" draw:formula="4880610 * ?f5 / 4880610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5in" svg:y="5.85157in" svg:width="7.625in" svg:height="0.55118in" draw:id="id123" draw:style-name="a5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3125in" svg:y="5.52873in" svg:width="5.3375in" svg:height="0.64567in" draw:id="id124" draw:style-name="a519">
            <svg:title/>
            <svg:desc/>
            <text:p text:style-name="a518" text:class-names="" text:cond-style-name=""><text:span text:style-name="a516" text:class-names="">Платежные сервисы.</text:span><text:span text:style-name="a517" text:class-names=""/></text:p>
            <draw:enhanced-geometry xmlns:dr3d="urn:oasis:names:tc:opendocument:xmlns:dr3d:1.0" draw:type="non-primitive" svg:viewBox="0 0 4880610 590400" draw:enhanced-path="M 0 98402 C 0 44056 44056 0 98402 0 L 4782208 0 C 4836554 0 4880610 44056 4880610 98402 L 4880610 491998 C 4880610 546344 4836554 590400 4782208 590400 L 98402 590400 C 44056 590400 0 546344 0 491998 L 0 984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80610"/>
              <draw:equation draw:name="f7" draw:formula="?f4 / 590400"/>
              <draw:equation draw:name="f8" draw:formula="0 * ?f5 / 4880610"/>
              <draw:equation draw:name="f9" draw:formula="98402 * ?f4 / 590400"/>
              <draw:equation draw:name="f10" draw:formula="98402 * ?f5 / 4880610"/>
              <draw:equation draw:name="f11" draw:formula="0 * ?f4 / 590400"/>
              <draw:equation draw:name="f12" draw:formula="4782208 * ?f5 / 4880610"/>
              <draw:equation draw:name="f13" draw:formula="4880610 * ?f5 / 4880610"/>
              <draw:equation draw:name="f14" draw:formula="491998 * ?f4 / 590400"/>
              <draw:equation draw:name="f15" draw:formula="590400 * ?f4 / 5904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onnector draw:type="line" svg:x1="1.34934in" svg:y1="6.75in" svg:x2="12.0237in" svg:y2="6.75in" draw:id="id126" draw:style-name="a521" draw:name="Straight Connector 11">
          <svg:title/>
          <svg:desc/>
        </draw:connector>
      </draw:page>
      <draw:page draw:name="Slide6" draw:style-name="a522" draw:master-page-name="Master1-Layout2-obj-Title-and-Content" presentation:presentation-page-layout-name="Master1-PPL2" draw:id="Slide-261">
        <draw:frame draw:id="id127" presentation:style-name="a527" draw:name="Заголовок 1" svg:x="1.25in" svg:y="0.95465in" svg:width="10.83333in" svg:height="1.4883in" presentation:class="title" presentation:placeholder="false">
          <draw:text-box>
            <text:p text:style-name="a524" text:class-names="" text:cond-style-name=""><text:span text:style-name="a523" text:class-names="">Современные тенденции развития банковских услуг</text:span></text:p>
            <text:p text:style-name="a526" text:class-names="" text:cond-style-name=""><text:span text:style-name="a525" text:class-names=""/></text:p>
          </draw:text-box>
          <svg:title/>
          <svg:desc/>
        </draw:frame>
        <draw:g draw:name="Объект 2" draw:id="id137" draw:style-name="a549">
          <svg:title/>
          <svg:desc/>
          <draw:custom-shape svg:x="1.56912in" svg:y="4.05897in" svg:width="0.88378in" svg:height="0.88378in" draw:id="id128" draw:style-name="a52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75472in" svg:y="4.24456in" svg:width="0.51259in" svg:height="0.51259in" draw:id="id129" draw:style-name="a530">
            <svg:title/>
            <svg:desc>Smart Phon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229in" svg:y="4.05897in" svg:width="2.08321in" svg:height="0.88378in" draw:id="id130" draw:style-name="a534">
            <svg:title/>
            <svg:desc/>
            <text:p text:style-name="a533" text:class-names="" text:cond-style-name=""><text:span text:style-name="a531" text:class-names="">Онлайн-банкинг и мобильные приложения.</text:span><text:span text:style-name="a532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8848in" svg:y="4.05897in" svg:width="0.88378in" svg:height="0.88378in" draw:id="id131" draw:style-name="a53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27407in" svg:y="4.24456in" svg:width="0.51259in" svg:height="0.51259in" draw:id="id132" draw:style-name="a537">
            <svg:title/>
            <svg:desc>Bar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6165in" svg:y="4.05897in" svg:width="2.08321in" svg:height="0.88378in" draw:id="id133" draw:style-name="a541">
            <svg:title/>
            <svg:desc/>
            <text:p text:style-name="a540" text:class-names="" text:cond-style-name=""><text:span text:style-name="a538" text:class-names="">Использование Big Data и аналитики.</text:span><text:span text:style-name="a539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60783in" svg:y="4.05897in" svg:width="0.88378in" svg:height="0.88378in" draw:id="id134" draw:style-name="a54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79343in" svg:y="4.24456in" svg:width="0.51259in" svg:height="0.51259in" draw:id="id135" draw:style-name="a544">
            <svg:title/>
            <svg:desc>Атом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81in" svg:y="4.05897in" svg:width="2.08321in" svg:height="0.88378in" draw:id="id136" draw:style-name="a548">
            <svg:title/>
            <svg:desc/>
            <text:p text:style-name="a547" text:class-names="" text:cond-style-name=""><text:span text:style-name="a545" text:class-names="">Финтех-решения и инновационные технологии.</text:span><text:span text:style-name="a546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7" draw:style-name="a550" draw:master-page-name="Master1-Layout2-obj-Title-and-Content" presentation:presentation-page-layout-name="Master1-PPL2" draw:id="Slide-262">
        <draw:custom-shape svg:x="0in" svg:y="0in" svg:width="13.33333in" svg:height="7.5in" draw:id="id138" draw:style-name="a553" draw:name="Rectangle 22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558" draw:name="Заголовок 1" svg:x="1.25in" svg:y="0.95466in" svg:width="8.84559in" svg:height="1.4883in" presentation:class="title" presentation:placeholder="false">
          <draw:text-box>
            <text:p text:style-name="a555" text:class-names="" text:cond-style-name=""><text:span text:style-name="a554" text:class-names="">Регулирование деятельности банков</text:span></text:p>
            <text:p text:style-name="a557" text:class-names="" text:cond-style-name=""><text:span text:style-name="a556" text:class-names=""/></text:p>
          </draw:text-box>
          <svg:title/>
          <svg:desc/>
        </draw:frame>
        <draw:connector draw:type="line" svg:x1="1.34934in" svg:y1="6.75in" svg:x2="12.0237in" svg:y2="6.75in" draw:id="id140" draw:style-name="a559" draw:name="Straight Connector 24">
          <svg:title/>
          <svg:desc/>
        </draw:connector>
        <draw:g draw:name="Объект 2" draw:id="id147" draw:style-name="a581">
          <svg:title/>
          <svg:desc/>
          <draw:custom-shape svg:x="1.25048in" svg:y="3.2564in" svg:width="1.96143in" svg:height="2.35372in" draw:id="id141" draw:style-name="a563">
            <svg:title/>
            <svg:desc/>
            <text:p text:style-name="a562" text:class-names="" text:cond-style-name=""><text:span text:style-name="a560" text:class-names="">Нормативная база.</text:span><text:span text:style-name="a561" text:class-names=""/></text:p>
            <draw:enhanced-geometry xmlns:dr3d="urn:oasis:names:tc:opendocument:xmlns:dr3d:1.0" draw:type="non-primitive" svg:viewBox="0 0 1793536 2152243" draw:enhanced-path="M 0 0 L 1793536 0 1793536 2152243 0 2152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2152243"/>
              <draw:equation draw:name="f8" draw:formula="0 * ?f5 / 1793536"/>
              <draw:equation draw:name="f9" draw:formula="0 * ?f4 / 2152243"/>
              <draw:equation draw:name="f10" draw:formula="1793536 * ?f5 / 1793536"/>
              <draw:equation draw:name="f11" draw:formula="2152243 * ?f4 / 2152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5048in" svg:y="3.2564in" svg:width="1.96143in" svg:height="0.94149in" draw:id="id142" draw:style-name="a566">
            <svg:title/>
            <svg:desc/>
            <text:p text:style-name="a565" text:class-names="" text:cond-style-name=""><text:span text:style-name="a564" text:class-names="">01</text:span></text:p>
            <draw:enhanced-geometry xmlns:dr3d="urn:oasis:names:tc:opendocument:xmlns:dr3d:1.0" draw:type="non-primitive" svg:viewBox="0 0 1793536 860897" draw:enhanced-path="M 0 0 L 1793536 0 1793536 860897 0 86089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860897"/>
              <draw:equation draw:name="f8" draw:formula="0 * ?f5 / 1793536"/>
              <draw:equation draw:name="f9" draw:formula="0 * ?f4 / 860897"/>
              <draw:equation draw:name="f10" draw:formula="1793536 * ?f5 / 1793536"/>
              <draw:equation draw:name="f11" draw:formula="860897 * ?f4 / 86089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6883in" svg:y="3.2564in" svg:width="1.96143in" svg:height="2.35372in" draw:id="id143" draw:style-name="a570">
            <svg:title/>
            <svg:desc/>
            <text:p text:style-name="a569" text:class-names="" text:cond-style-name=""><text:span text:style-name="a567" text:class-names="">Лицензирование и контроль Центрального Банка.</text:span><text:span text:style-name="a568" text:class-names=""/></text:p>
            <draw:enhanced-geometry xmlns:dr3d="urn:oasis:names:tc:opendocument:xmlns:dr3d:1.0" draw:type="non-primitive" svg:viewBox="0 0 1793536 2152243" draw:enhanced-path="M 0 0 L 1793536 0 1793536 2152243 0 2152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2152243"/>
              <draw:equation draw:name="f8" draw:formula="0 * ?f5 / 1793536"/>
              <draw:equation draw:name="f9" draw:formula="0 * ?f4 / 2152243"/>
              <draw:equation draw:name="f10" draw:formula="1793536 * ?f5 / 1793536"/>
              <draw:equation draw:name="f11" draw:formula="2152243 * ?f4 / 2152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6883in" svg:y="3.2564in" svg:width="1.96143in" svg:height="0.94149in" draw:id="id144" draw:style-name="a573">
            <svg:title/>
            <svg:desc/>
            <text:p text:style-name="a572" text:class-names="" text:cond-style-name=""><text:span text:style-name="a571" text:class-names="">02</text:span></text:p>
            <draw:enhanced-geometry xmlns:dr3d="urn:oasis:names:tc:opendocument:xmlns:dr3d:1.0" draw:type="non-primitive" svg:viewBox="0 0 1793536 860897" draw:enhanced-path="M 0 0 L 1793536 0 1793536 860897 0 86089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860897"/>
              <draw:equation draw:name="f8" draw:formula="0 * ?f5 / 1793536"/>
              <draw:equation draw:name="f9" draw:formula="0 * ?f4 / 860897"/>
              <draw:equation draw:name="f10" draw:formula="1793536 * ?f5 / 1793536"/>
              <draw:equation draw:name="f11" draw:formula="860897 * ?f4 / 86089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8718in" svg:y="3.2564in" svg:width="1.96143in" svg:height="2.35372in" draw:id="id145" draw:style-name="a577">
            <svg:title/>
            <svg:desc/>
            <text:p text:style-name="a576" text:class-names="" text:cond-style-name=""><text:span text:style-name="a574" text:class-names="">Международные стандарты регулирования (Базель III).</text:span><text:span text:style-name="a575" text:class-names=""/></text:p>
            <draw:enhanced-geometry xmlns:dr3d="urn:oasis:names:tc:opendocument:xmlns:dr3d:1.0" draw:type="non-primitive" svg:viewBox="0 0 1793536 2152243" draw:enhanced-path="M 0 0 L 1793536 0 1793536 2152243 0 2152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2152243"/>
              <draw:equation draw:name="f8" draw:formula="0 * ?f5 / 1793536"/>
              <draw:equation draw:name="f9" draw:formula="0 * ?f4 / 2152243"/>
              <draw:equation draw:name="f10" draw:formula="1793536 * ?f5 / 1793536"/>
              <draw:equation draw:name="f11" draw:formula="2152243 * ?f4 / 2152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8718in" svg:y="3.2564in" svg:width="1.96143in" svg:height="0.94149in" draw:id="id146" draw:style-name="a580">
            <svg:title/>
            <svg:desc/>
            <text:p text:style-name="a579" text:class-names="" text:cond-style-name=""><text:span text:style-name="a578" text:class-names="">03</text:span></text:p>
            <draw:enhanced-geometry xmlns:dr3d="urn:oasis:names:tc:opendocument:xmlns:dr3d:1.0" draw:type="non-primitive" svg:viewBox="0 0 1793536 860897" draw:enhanced-path="M 0 0 L 1793536 0 1793536 860897 0 86089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93536"/>
              <draw:equation draw:name="f7" draw:formula="?f4 / 860897"/>
              <draw:equation draw:name="f8" draw:formula="0 * ?f5 / 1793536"/>
              <draw:equation draw:name="f9" draw:formula="0 * ?f4 / 860897"/>
              <draw:equation draw:name="f10" draw:formula="1793536 * ?f5 / 1793536"/>
              <draw:equation draw:name="f11" draw:formula="860897 * ?f4 / 86089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8" draw:style-name="a582" draw:master-page-name="Master1-Layout2-obj-Title-and-Content" presentation:presentation-page-layout-name="Master1-PPL2" draw:id="Slide-263">
        <draw:frame draw:id="id148" presentation:style-name="a587" draw:name="Заголовок 1" svg:x="1.25in" svg:y="0.95465in" svg:width="10.83333in" svg:height="1.4883in" presentation:class="title" presentation:placeholder="false">
          <draw:text-box>
            <text:p text:style-name="a584" text:class-names="" text:cond-style-name=""><text:span text:style-name="a583" text:class-names="">Проблемы и риски банковской сферы</text:span></text:p>
            <text:p text:style-name="a586" text:class-names="" text:cond-style-name=""><text:span text:style-name="a585" text:class-names=""/></text:p>
          </draw:text-box>
          <svg:title/>
          <svg:desc/>
        </draw:frame>
        <draw:g draw:name="Объект 2" draw:id="id158" draw:style-name="a609">
          <svg:title/>
          <svg:desc/>
          <draw:custom-shape svg:x="1.56912in" svg:y="4.05897in" svg:width="0.88378in" svg:height="0.88378in" draw:id="id149" draw:style-name="a58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75472in" svg:y="4.24456in" svg:width="0.51259in" svg:height="0.51259in" draw:id="id150" draw:style-name="a590">
            <svg:title/>
            <svg:desc>Bar Graph with Downward Tren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229in" svg:y="4.05897in" svg:width="2.08321in" svg:height="0.88378in" draw:id="id151" draw:style-name="a594">
            <svg:title/>
            <svg:desc/>
            <text:p text:style-name="a593" text:class-names="" text:cond-style-name=""><text:span text:style-name="a591" text:class-names="">Нестабильность финансового рынка.</text:span><text:span text:style-name="a592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8848in" svg:y="4.05897in" svg:width="0.88378in" svg:height="0.88378in" draw:id="id152" draw:style-name="a59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27407in" svg:y="4.24456in" svg:width="0.51259in" svg:height="0.51259in" draw:id="id153" draw:style-name="a597">
            <svg:title/>
            <svg:desc>Грабитель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6165in" svg:y="4.05897in" svg:width="2.08321in" svg:height="0.88378in" draw:id="id154" draw:style-name="a601">
            <svg:title/>
            <svg:desc/>
            <text:p text:style-name="a600" text:class-names="" text:cond-style-name=""><text:span text:style-name="a598" text:class-names="">Мошенничество и кибератаки.</text:span><text:span text:style-name="a599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60783in" svg:y="4.05897in" svg:width="0.88378in" svg:height="0.88378in" draw:id="id155" draw:style-name="a6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79343in" svg:y="4.24456in" svg:width="0.51259in" svg:height="0.51259in" draw:id="id156" draw:style-name="a604">
            <svg:title/>
            <svg:desc>Предупреждение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81in" svg:y="4.05897in" svg:width="2.08321in" svg:height="0.88378in" draw:id="id157" draw:style-name="a608">
            <svg:title/>
            <svg:desc/>
            <text:p text:style-name="a607" text:class-names="" text:cond-style-name=""><text:span text:style-name="a605" text:class-names="">Ограниченность кредитных ресурсов.</text:span><text:span text:style-name="a606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9" draw:style-name="a610" draw:master-page-name="Master1-Layout2-obj-Title-and-Content" presentation:presentation-page-layout-name="Master1-PPL2" draw:id="Slide-264">
        <draw:frame draw:id="id159" presentation:style-name="a615" draw:name="Заголовок 1" svg:x="1.25in" svg:y="0.95465in" svg:width="10.83333in" svg:height="1.4883in" presentation:class="title" presentation:placeholder="false">
          <draw:text-box>
            <text:p text:style-name="a612" text:class-names="" text:cond-style-name=""><text:span text:style-name="a611" text:class-names="">Перспективы развития российских банков</text:span></text:p>
            <text:p text:style-name="a614" text:class-names="" text:cond-style-name=""><text:span text:style-name="a613" text:class-names=""/></text:p>
          </draw:text-box>
          <svg:title/>
          <svg:desc/>
        </draw:frame>
        <draw:g draw:name="Объект 2" draw:id="id169" draw:style-name="a637">
          <svg:title/>
          <svg:desc/>
          <draw:custom-shape svg:x="1.56912in" svg:y="4.05897in" svg:width="0.88378in" svg:height="0.88378in" draw:id="id160" draw:style-name="a6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75472in" svg:y="4.24456in" svg:width="0.51259in" svg:height="0.51259in" draw:id="id161" draw:style-name="a618">
            <svg:title/>
            <svg:desc>Мегафон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229in" svg:y="4.05897in" svg:width="2.08321in" svg:height="0.88378in" draw:id="id162" draw:style-name="a622">
            <svg:title/>
            <svg:desc/>
            <text:p text:style-name="a621" text:class-names="" text:cond-style-name=""><text:span text:style-name="a619" text:class-names="">Повышение уровня цифровизации.</text:span><text:span text:style-name="a620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8848in" svg:y="4.05897in" svg:width="0.88378in" svg:height="0.88378in" draw:id="id163" draw:style-name="a6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27407in" svg:y="4.24456in" svg:width="0.51259in" svg:height="0.51259in" draw:id="id164" draw:style-name="a625">
            <svg:title/>
            <svg:desc>Upward tren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6165in" svg:y="4.05897in" svg:width="2.08321in" svg:height="0.88378in" draw:id="id165" draw:style-name="a629">
            <svg:title/>
            <svg:desc/>
            <text:p text:style-name="a628" text:class-names="" text:cond-style-name=""><text:span text:style-name="a626" text:class-names="">Улучшение качества обслуживания клиентов.</text:span><text:span text:style-name="a627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60783in" svg:y="4.05897in" svg:width="0.88378in" svg:height="0.88378in" draw:id="id166" draw:style-name="a6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79343in" svg:y="4.24456in" svg:width="0.51259in" svg:height="0.51259in" draw:id="id167" draw:style-name="a632">
            <svg:title/>
            <svg:desc>Рукопожатие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81in" svg:y="4.05897in" svg:width="2.08321in" svg:height="0.88378in" draw:id="id168" draw:style-name="a636">
            <svg:title/>
            <svg:desc/>
            <text:p text:style-name="a635" text:class-names="" text:cond-style-name=""><text:span text:style-name="a633" text:class-names="">Расширение спектра финансовых продуктов.</text:span><text:span text:style-name="a634" text:class-names=""/></text:p>
            <draw:enhanced-geometry xmlns:dr3d="urn:oasis:names:tc:opendocument:xmlns:dr3d:1.0" draw:type="non-primitive" svg:viewBox="0 0 1904883 808132" draw:enhanced-path="M 0 0 L 1904883 0 1904883 808132 0 8081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04883"/>
              <draw:equation draw:name="f7" draw:formula="?f4 / 808132"/>
              <draw:equation draw:name="f8" draw:formula="0 * ?f5 / 1904883"/>
              <draw:equation draw:name="f9" draw:formula="0 * ?f4 / 808132"/>
              <draw:equation draw:name="f10" draw:formula="1904883 * ?f5 / 1904883"/>
              <draw:equation draw:name="f11" draw:formula="808132 * ?f4 / 8081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0" draw:style-name="a638" draw:master-page-name="Master1-Layout2-obj-Title-and-Content" presentation:presentation-page-layout-name="Master1-PPL2" draw:id="Slide-265">
        <draw:custom-shape svg:x="0in" svg:y="0in" svg:width="13.33333in" svg:height="7.5in" draw:id="id170" draw:style-name="a641" draw:name="Rectangle 2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6353in" svg:height="2.0089in" draw:id="id171" draw:style-name="a644" draw:transform="translate(-2.03176in -1.00445in) rotate(-5.4332) translate(0.57878in 0.86048in)" draw:name="Freeform: Shape 23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5069810 2506385" draw:enhanced-path="M 0 2506385 L 2859749 1 2873126 0 5069810 2506385 Z N" draw:text-areas="?f22 ?f24 ?f23 ?f25" draw:glue-points="?f15 ?f16 ?f17 ?f18 ?f19 ?f20 ?f21 ?f16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9810"/>
            <draw:equation draw:name="f7" draw:formula="?f4 / 2506385"/>
            <draw:equation draw:name="f8" draw:formula="0 * ?f5 / 5069810"/>
            <draw:equation draw:name="f9" draw:formula="2506385 * ?f4 / 2506385"/>
            <draw:equation draw:name="f10" draw:formula="2859749 * ?f5 / 5069810"/>
            <draw:equation draw:name="f11" draw:formula="1 * ?f4 / 2506385"/>
            <draw:equation draw:name="f12" draw:formula="2873126 * ?f5 / 5069810"/>
            <draw:equation draw:name="f13" draw:formula="0 * ?f4 / 2506385"/>
            <draw:equation draw:name="f14" draw:formula="5069810 * ?f5 / 506981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172" presentation:style-name="a650" draw:name="Заголовок 1" svg:x="1.92121in" svg:y="0.99102in" svg:width="9.50303in" svg:height="1.09568in" presentation:class="title" presentation:placeholder="false">
          <draw:text-box>
            <text:p text:style-name="a647" text:class-names="" text:cond-style-name=""><text:span text:style-name="a645" text:class-names="">Заключение</text:span><text:span text:style-name="a646" text:class-names=""/></text:p>
            <text:p text:style-name="a649" text:class-names="" text:cond-style-name=""><text:span text:style-name="a648" text:class-names=""/></text:p>
          </draw:text-box>
          <svg:title/>
          <svg:desc/>
        </draw:frame>
        <draw:custom-shape svg:width="4.06353in" svg:height="2.0089in" draw:id="id173" draw:style-name="a653" draw:transform="translate(-2.03176in -1.00445in) rotate(-2.29044) translate(12.75054in 6.64266in)" draw:name="Freeform: Shape 2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5069810 2506385" draw:enhanced-path="M 0 2506385 L 2859749 1 2873126 0 5069810 2506385 Z N" draw:text-areas="?f22 ?f24 ?f23 ?f25" draw:glue-points="?f15 ?f16 ?f17 ?f18 ?f19 ?f20 ?f21 ?f16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9810"/>
            <draw:equation draw:name="f7" draw:formula="?f4 / 2506385"/>
            <draw:equation draw:name="f8" draw:formula="0 * ?f5 / 5069810"/>
            <draw:equation draw:name="f9" draw:formula="2506385 * ?f4 / 2506385"/>
            <draw:equation draw:name="f10" draw:formula="2859749 * ?f5 / 5069810"/>
            <draw:equation draw:name="f11" draw:formula="1 * ?f4 / 2506385"/>
            <draw:equation draw:name="f12" draw:formula="2873126 * ?f5 / 5069810"/>
            <draw:equation draw:name="f13" draw:formula="0 * ?f4 / 2506385"/>
            <draw:equation draw:name="f14" draw:formula="5069810 * ?f5 / 506981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174" presentation:style-name="a658" draw:name="Объект 16" svg:x="2.64405in" svg:y="2.38182in" svg:width="8.04686in" svg:height="4.0050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4" text:class-names="">банковская система является важным элементом национальной экономики, обеспечивающим её стабильное функционирование и развитие. Будем надеяться, что дальнейшая эволюция банковской сферы сделает наши финансовые взаимоотношения ещё более удобными и эффективными.</text:span><text:span text:style-name="a655" text:class-names=""/></text:p>
              </text:list-item>
            </text:list>
          </draw:text-box>
          <svg:title/>
          <svg:desc/>
        </draw:frame>
        <draw:connector draw:type="line" svg:x1="1.34934in" svg:y1="6.75in" svg:x2="12.0237in" svg:y2="6.75in" draw:id="id175" draw:style-name="a659" draw:name="Straight Connector 2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default-style style:family="graphic">
      <style:graphic-properties draw:fill="solid" draw:fill-color="#217ed3" draw:opacity="100%" draw:stroke="solid" svg:stroke-width="0.01389in" svg:stroke-color="#083158" svg:stroke-opacity="100%" draw:stroke-linejoin="miter" svg:stroke-linecap="butt"/>
    </style:default-style>
    <draw:fill-image draw:name="a589" xlink:href="media/image1.svg" xlink:show="embed" xlink:actuate="onLoad"/>
    <draw:fill-image draw:name="a596" xlink:href="media/image2.svg" xlink:show="embed" xlink:actuate="onLoad"/>
    <draw:fill-image draw:name="a466" xlink:href="media/image3.svg" xlink:show="embed" xlink:actuate="onLoad"/>
    <draw:fill-image draw:name="a473" xlink:href="media/image4.svg" xlink:show="embed" xlink:actuate="onLoad"/>
    <draw:fill-image draw:name="a480" xlink:href="media/image5.svg" xlink:show="embed" xlink:actuate="onLoad"/>
    <draw:fill-image draw:name="a529" xlink:href="media/image6.svg" xlink:show="embed" xlink:actuate="onLoad"/>
    <draw:fill-image draw:name="a536" xlink:href="media/image7.svg" xlink:show="embed" xlink:actuate="onLoad"/>
    <draw:fill-image draw:name="a543" xlink:href="media/image8.svg" xlink:show="embed" xlink:actuate="onLoad"/>
    <draw:fill-image draw:name="a603" xlink:href="media/image9.svg" xlink:show="embed" xlink:actuate="onLoad"/>
    <draw:fill-image draw:name="a424" xlink:href="media/image10.svg" xlink:show="embed" xlink:actuate="onLoad"/>
    <draw:fill-image draw:name="a431" xlink:href="media/image11.svg" xlink:show="embed" xlink:actuate="onLoad"/>
    <draw:fill-image draw:name="a617" xlink:href="media/image12.svg" xlink:show="embed" xlink:actuate="onLoad"/>
    <draw:fill-image draw:name="a624" xlink:href="media/image13.svg" xlink:show="embed" xlink:actuate="onLoad"/>
    <draw:fill-image draw:name="a631" xlink:href="media/image10.svg" xlink:show="embed" xlink:actuate="onLoad"/>
    <draw:fill-image draw:name="a438" xlink:href="media/image14.svg" xlink:show="embed" xlink:actuate="onLoad"/>
    <draw:fill-image draw:name="a445" xlink:href="media/image15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3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4/27/2025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4/27/2025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frame draw:id="id15" draw:layer="Master1-bg" presentation:style-name="a65" draw:name="Title 1" svg:x="1.25in" svg:y="0.95465in" svg:width="10.83333in" svg:height="1.488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draw:layer="Master1-bg" presentation:style-name="a81" draw:name="Content Placeholder 2" svg:x="1.25in" svg:y="2.55033in" svg:width="10.83333in" svg:height="3.90105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draw:layer="Master1-bg" presentation:style-name="a86" draw:name="Date Placeholder 3" svg:x="8.07979in" svg:y="6.95139in" svg:width="3.38298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4/27/2025</text:date></text:span><text:span text:style-name="a84" text:class-names=""/></text:p>
        </draw:text-box>
        <svg:title/>
        <svg:desc/>
      </draw:frame>
      <draw:frame draw:id="id18" presentation:style-name="a89" draw:name="Footer Placeholder 4" svg:x="1.25in" svg:y="6.95139in" svg:width="4.32979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39893in" svg:y="6.95139in" svg:width="0.684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0" draw:layer="Master1-bg" presentation:style-name="a97" draw:name="Title 1" svg:x="1.25in" svg:y="1.86979in" svg:width="9.31863in" svg:height="3.11979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1" draw:layer="Master1-bg" presentation:style-name="a101" draw:name="Text Placeholder 2" svg:x="1.25in" svg:y="5.0191in" svg:width="9.31863in" svg:height="0.88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6" draw:name="Date Placeholder 3" svg:x="8.07979in" svg:y="6.95139in" svg:width="3.38298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4/27/2025</text:date></text:span><text:span text:style-name="a104" text:class-names=""/></text:p>
        </draw:text-box>
        <svg:title/>
        <svg:desc/>
      </draw:frame>
      <draw:frame draw:id="id23" presentation:style-name="a109" draw:name="Footer Placeholder 4" svg:x="1.25in" svg:y="6.95139in" svg:width="4.32979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1.39893in" svg:y="6.95139in" svg:width="0.6844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5" draw:layer="Master1-bg" presentation:style-name="a117" draw:name="Title 1" svg:x="1.25in" svg:y="0.95465in" svg:width="10.83333in" svg:height="1.4883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6" draw:layer="Master1-bg" presentation:style-name="a133" draw:name="Content Placeholder 2" svg:x="1.25in" svg:y="2.55851in" svg:width="5.24823in" svg:height="3.8829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draw:layer="Master1-bg" presentation:style-name="a149" draw:name="Content Placeholder 3" svg:x="6.8351in" svg:y="2.55851in" svg:width="5.24823in" svg:height="3.8829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07979in" svg:y="6.95139in" svg:width="3.38298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4/27/2025</text:date></text:span><text:span text:style-name="a152" text:class-names=""/></text:p>
        </draw:text-box>
        <svg:title/>
        <svg:desc/>
      </draw:frame>
      <draw:frame draw:id="id29" presentation:style-name="a157" draw:name="Footer Placeholder 5" svg:x="1.25in" svg:y="6.95139in" svg:width="4.32979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1" draw:name="Slide Number Placeholder 6" svg:x="11.39893in" svg:y="6.95139in" svg:width="0.6844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presentation:style-name="a165" draw:name="Title 1" svg:x="1.25in" svg:y="1.23936in" svg:width="10.83333in" svg:height="0.92553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2" draw:layer="Master1-bg" presentation:style-name="a169" draw:name="Text Placeholder 2" svg:x="1.25in" svg:y="2.26064in" svg:width="5.24823in" svg:height="0.776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draw:layer="Master1-bg" presentation:style-name="a185" draw:name="Content Placeholder 3" svg:x="1.25in" svg:y="3.13298in" svg:width="5.24823in" svg:height="3.308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8351in" svg:y="2.26064in" svg:width="5.24823in" svg:height="0.776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8351in" svg:y="3.13298in" svg:width="5.24823in" svg:height="3.308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0" draw:name="Date Placeholder 6" svg:x="8.07979in" svg:y="6.95139in" svg:width="3.38298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4/27/2025</text:date></text:span><text:span text:style-name="a208" text:class-names=""/></text:p>
        </draw:text-box>
        <svg:title/>
        <svg:desc/>
      </draw:frame>
      <draw:frame draw:id="id37" presentation:style-name="a213" draw:name="Footer Placeholder 7" svg:x="1.25in" svg:y="6.95139in" svg:width="4.32979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7" draw:name="Slide Number Placeholder 8" svg:x="11.39893in" svg:y="6.95139in" svg:width="0.684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9" draw:layer="Master1-bg" presentation:style-name="a221" draw:name="Title 1" svg:x="2.20833in" svg:y="1.44643in" svg:width="8.94048in" svg:height="4.60714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0" draw:layer="Master1-bg" presentation:style-name="a226" draw:name="Date Placeholder 2" svg:x="8.07979in" svg:y="6.95139in" svg:width="3.38298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4/27/2025</text:date></text:span><text:span text:style-name="a224" text:class-names=""/></text:p>
        </draw:text-box>
        <svg:title/>
        <svg:desc/>
      </draw:frame>
      <draw:frame draw:id="id41" draw:layer="Master1-bg" presentation:style-name="a229" draw:name="Footer Placeholder 3" svg:x="1.25in" svg:y="6.95139in" svg:width="4.32979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11.39893in" svg:y="6.95139in" svg:width="0.6844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7-blank-Blank" style:page-layout-name="pageLayout1" draw:style-name="a234">
      <draw:frame draw:id="id43" presentation:style-name="a239" draw:name="Date Placeholder 1" svg:x="8.07979in" svg:y="6.95139in" svg:width="3.38298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4/27/2025</text:date></text:span><text:span text:style-name="a237" text:class-names=""/></text:p>
        </draw:text-box>
        <svg:title/>
        <svg:desc/>
      </draw:frame>
      <draw:frame draw:id="id44" presentation:style-name="a242" draw:name="Footer Placeholder 2" svg:x="1.25in" svg:y="6.95139in" svg:width="4.3297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3" svg:x="11.39893in" svg:y="6.95139in" svg:width="0.684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7">
      <draw:frame draw:id="id46" presentation:style-name="a250" draw:name="Title 1" svg:x="1.25in" svg:y="1.75in" svg:width="4.30035in" svg:height="2.1489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47" presentation:style-name="a266" draw:name="Content Placeholder 2" svg:x="6.15426in" svg:y="1.07986in" svg:width="5.9290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Text Placeholder 3" svg:x="1.25in" svg:y="4.00532in" svg:width="4.30035in" svg:height="2.4130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9" presentation:style-name="a275" draw:name="Date Placeholder 4" svg:x="8.07979in" svg:y="6.95139in" svg:width="3.38298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4/27/2025</text:date></text:span><text:span text:style-name="a273" text:class-names=""/></text:p>
        </draw:text-box>
        <svg:title/>
        <svg:desc/>
      </draw:frame>
      <draw:frame draw:id="id50" presentation:style-name="a278" draw:name="Footer Placeholder 5" svg:x="1.25in" svg:y="6.95139in" svg:width="4.32979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Slide Number Placeholder 6" svg:x="11.39893in" svg:y="6.95139in" svg:width="0.6844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52" presentation:style-name="a286" draw:name="Picture Placeholder 2" svg:x="6.02976in" svg:y="1.07986in" svg:width="6.05357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3" presentation:style-name="a290" draw:name="Text Placeholder 3" svg:x="1.25in" svg:y="4in" svg:width="4.30035in" svg:height="2.41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8.07979in" svg:y="6.95139in" svg:width="3.38298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4/27/2025</text:date></text:span><text:span text:style-name="a293" text:class-names=""/></text:p>
        </draw:text-box>
        <svg:title/>
        <svg:desc/>
      </draw:frame>
      <draw:frame draw:id="id55" presentation:style-name="a298" draw:name="Footer Placeholder 5" svg:x="1.25in" svg:y="6.95139in" svg:width="4.32979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39893in" svg:y="6.95139in" svg:width="0.684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frame draw:id="id57" presentation:style-name="a305" draw:name="Title 1" svg:x="1.25in" svg:y="1.75in" svg:width="4.30035in" svg:height="2.14286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6">
      <draw:frame draw:id="id58" draw:layer="Master1-bg" presentation:style-name="a309" draw:name="Title 1" svg:x="1.25in" svg:y="0.95465in" svg:width="10.83333in" svg:height="1.4883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draw:layer="Master1-bg" presentation:style-name="a325" draw:name="Vertical Text Placeholder 2" svg:x="1.25in" svg:y="2.55033in" svg:width="10.83333in" svg:height="3.9010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330" draw:name="Date Placeholder 3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4/27/2025</text:date></text:span><text:span text:style-name="a328" text:class-names=""/></text:p>
        </draw:text-box>
        <svg:title/>
        <svg:desc/>
      </draw:frame>
      <draw:frame draw:id="id61" presentation:style-name="a333" draw:name="Footer Placeholder 4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5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frame draw:id="id63" draw:layer="Master1-bg" presentation:style-name="a341" draw:name="Vertical Title 1" svg:x="9.375in" svg:y="0.95213in" svg:width="2.70833in" svg:height="5.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draw:layer="Master1-bg" presentation:style-name="a357" draw:name="Vertical Text Placeholder 2" svg:x="1.25in" svg:y="0.95213in" svg:width="8.01064in" svg:height="5.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draw:layer="Master1-bg" presentation:style-name="a362" draw:name="Date Placeholder 3" svg:x="8.07979in" svg:y="6.95139in" svg:width="3.38298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4/27/2025</text:date></text:span><text:span text:style-name="a360" text:class-names=""/></text:p>
        </draw:text-box>
        <svg:title/>
        <svg:desc/>
      </draw:frame>
      <draw:frame draw:id="id66" presentation:style-name="a365" draw:name="Footer Placeholder 4" svg:x="1.25in" svg:y="6.95139in" svg:width="4.32979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39893in" svg:y="6.95139in" svg:width="0.6844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04-27T22:01:08Z</meta:creation-date>
    <dc:date>2025-04-27T23:01:49Z</dc:date>
    <meta:editing-cycles>74</meta:editing-cycles>
  </office:meta>
</office:document-meta>
</file>